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2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272" calcext:value-type="float">
            <text:p>94.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6" calcext:value-type="float">
            <text:p>93.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8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6" calcext:value-type="float">
            <text:p>93.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7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6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832" calcext:value-type="float">
            <text:p>93.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168" calcext:value-type="float">
            <text:p>93.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1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408" calcext:value-type="float">
            <text:p>93.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8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704" calcext:value-type="float">
            <text:p>94.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200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416" calcext:value-type="float">
            <text:p>94.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199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199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199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199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199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199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199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929109514901</text:p>
          </table:table-cell>
          <table:table-cell office:value-type="string" calcext:value-type="string">
            <text:p>A-17-23 35DDA [PETRIFIED FOREST MESA WELL]</text:p>
          </table:table-cell>
          <table:table-cell office:value-type="string" calcext:value-type="string">
            <text:p>198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0" meta:object-count="0"/>
    <meta:user-defined meta:name="AppVersion">3.0</meta:user-defined>
  </office:meta>
</office:document-meta>
</file>